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EF0000010090B2664D.png" manifest:media-type="image/png"/>
  <manifest:file-entry manifest:full-path="Pictures/10000200000000AB000000AB21006184.png" manifest:media-type="image/png"/>
  <manifest:file-entry manifest:full-path="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Footer">
      <style:text-properties officeooo:paragraph-rsid="002a78a1"/>
    </style:style>
    <style:style style:name="P2" style:family="paragraph" style:parent-style-name="Standard">
      <style:paragraph-properties fo:text-align="center" style:justify-single-word="false"/>
      <style:text-properties officeooo:paragraph-rsid="001a2c86"/>
    </style:style>
    <style:style style:name="P3" style:family="paragraph" style:parent-style-name="Standard" style:list-style-name="L1">
      <style:paragraph-properties fo:text-align="start" style:justify-single-word="false"/>
      <style:text-properties style:text-position="0% 100%" officeooo:rsid="002773ec" officeooo:paragraph-rsid="002b548a"/>
    </style:style>
    <style:style style:name="P4" style:family="paragraph" style:parent-style-name="Standard" style:list-style-name="L1">
      <style:paragraph-properties fo:line-height="125%" fo:text-align="start" style:justify-single-word="false"/>
      <style:text-properties style:text-position="0% 100%" officeooo:rsid="002773ec" officeooo:paragraph-rsid="002b548a"/>
    </style:style>
    <style:style style:name="P5" style:family="paragraph" style:parent-style-name="Standard" style:list-style-name="L1">
      <style:paragraph-properties fo:text-align="start" style:justify-single-word="false"/>
      <style:text-properties style:text-position="0% 100%" officeooo:rsid="002cb04a" officeooo:paragraph-rsid="002b548a"/>
    </style:style>
    <style:style style:name="P6" style:family="paragraph" style:parent-style-name="Standard" style:list-style-name="L1">
      <style:paragraph-properties fo:text-align="start" style:justify-single-word="false"/>
      <style:text-properties style:text-position="0% 100%" officeooo:rsid="002dc735" officeooo:paragraph-rsid="002b548a"/>
    </style:style>
    <style:style style:name="P7" style:family="paragraph" style:parent-style-name="Standard" style:list-style-name="L1">
      <style:paragraph-properties fo:text-align="start" style:justify-single-word="false"/>
      <style:text-properties style:text-position="0% 100%" officeooo:rsid="002e5848" officeooo:paragraph-rsid="002b548a"/>
    </style:style>
    <style:style style:name="P8" style:family="paragraph" style:parent-style-name="Standard" style:list-style-name="L1">
      <style:paragraph-properties fo:text-align="start" style:justify-single-word="false"/>
      <style:text-properties style:text-position="0% 100%" officeooo:rsid="002b3873" officeooo:paragraph-rsid="002df9c7"/>
    </style:style>
    <style:style style:name="P9" style:family="paragraph" style:parent-style-name="Standard" style:list-style-name="L1">
      <style:paragraph-properties fo:text-align="start" style:justify-single-word="false"/>
      <style:text-properties style:text-position="0% 100%" officeooo:rsid="002e4ed5" officeooo:paragraph-rsid="002e4ed5"/>
    </style:style>
    <style:style style:name="T1" style:family="text">
      <style:text-properties style:text-position="super 58%"/>
    </style:style>
    <style:style style:name="T2" style:family="text">
      <style:text-properties officeooo:rsid="001faaa4"/>
    </style:style>
    <style:style style:name="T3" style:family="text">
      <style:text-properties officeooo:rsid="0028dad9"/>
    </style:style>
    <style:style style:name="T4" style:family="text">
      <style:text-properties officeooo:rsid="002df9c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wrap="parallel" style:number-wrapped-paragraphs="no-limit" style:wrap-contour="false" style:vertical-pos="from-top" style:horizontal-pos="from-left" style:horizontal-rel="paragraph-content" fo:background-color="#ffffff" style:background-transparency="100%" draw:fill="solid" style:shadow="none" draw:shadow-opacity="100%" draw:ole-draw-aspect="1">
        <style:background-image/>
      </style:graphic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Concept Post-Inventory </text:span><text:variable-set text:name="Assignment" office:value-type="float" office:value="2.1" style:data-style-name="N0">2.1</text:variable-set>: </text:p>
      <text:p text:style-name="P2"/>
      <text:list xml:id="list1301556823201803097" text:style-name="L1">
        <text:list-item>
          <text:p text:style-name="P3">While baking a cake, Isaiah realizes that he is out of butter. <text:s/>He gets on his bicycle, and rides to the nearest 7-11, 0.5 miles <text:span text:style-name="T3">to the East</text:span>, where he buys some butter. <text:s/>He then rides his bicycle back home. <text:s/>What are Isaiah's distance traveled and displacement <text:span text:style-name="T3">for the entire round-trip journey</text:span>?</text:p>
          <text:list>
            <text:list-item>
              <text:p text:style-name="P4"><text:s/><draw:frame draw:style-name="fr2" draw:name="Object3" text:anchor-type="as-char" svg:y="-0.1484in" svg:width="0.7075in" svg:height="0.2244in" draw:z-index="1"><draw:object xlink:href="./Object 1" xlink:type="simple" xlink:show="embed" xlink:actuate="onLoad"/><draw:image xlink:href="./ObjectReplacements/Object 1" xlink:type="simple" xlink:show="embed" xlink:actuate="onLoad"/><svg:desc>formula</svg:desc></draw:frame>and <draw:frame draw:style-name="fr2" draw:name="Object4" text:anchor-type="as-char" svg:y="-0.1484in" svg:width="0.7752in" svg:height="0.2244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  </text:list-item>
            <text:list-item>
              <text:p text:style-name="P4"><text:s/><draw:frame draw:style-name="fr2" draw:name="Object1" text:anchor-type="as-char" svg:y="-0.1484in" svg:width="0.9in" svg:height="0.2244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and <draw:frame draw:style-name="fr2" draw:name="Object2" text:anchor-type="as-char" svg:y="-0.1484in" svg:width="1.2346in" svg:height="0.2244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  </text:list-item>
            <text:list-item>
              <text:p text:style-name="P4"><text:s/><draw:frame draw:style-name="fr2" draw:name="Object5" text:anchor-type="as-char" svg:y="-0.1484in" svg:width="0.7752in" svg:height="0.2244in" draw:z-index="5"><draw:object xlink:href="./Object 5" xlink:type="simple" xlink:show="embed" xlink:actuate="onLoad"/><draw:image xlink:href="./ObjectReplacements/Object 5" xlink:type="simple" xlink:show="embed" xlink:actuate="onLoad"/><svg:desc>formula</svg:desc></draw:frame>and <draw:frame draw:style-name="fr2" draw:name="Object6" text:anchor-type="as-char" svg:y="-0.1484in" svg:width="0.7752in" svg:height="0.2244in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  </text:list-item>
            <text:list-item>
              <text:p text:style-name="P4"><text:s/><draw:frame draw:style-name="fr2" draw:name="Object7" text:anchor-type="as-char" svg:y="-0.1484in" svg:width="0.7075in" svg:height="0.2244in" draw:z-index="7"><draw:object xlink:href="./Object 7" xlink:type="simple" xlink:show="embed" xlink:actuate="onLoad"/><draw:image xlink:href="./ObjectReplacements/Object 7" xlink:type="simple" xlink:show="embed" xlink:actuate="onLoad"/><svg:desc>formula</svg:desc></draw:frame>and <draw:frame draw:style-name="fr2" draw:name="Object8" text:anchor-type="as-char" svg:y="-0.1484in" svg:width="1.1063in" svg:height="0.2244in" draw:z-index="8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  </text:list-item>
          </text:list>
          <text:p text:style-name="P3"/>
        </text:list-item>
        <text:list-item>
          <text:p text:style-name="P5">Two objects are traveling at the same speed. <text:s/>Does this mean that they have the same velocity?</text:p>
          <text:list>
            <text:list-item>
              <text:p text:style-name="P5">Yes, because velocity and speed are the synonyms.</text:p>
            </text:list-item>
            <text:list-item>
              <text:p text:style-name="P5">Yes, because velocity is speed with a direction. <text:s/></text:p>
            </text:list-item>
            <text:list-item>
              <text:p text:style-name="P5">No, because the objects could be traveling in different directions.</text:p>
            </text:list-item>
            <text:list-item>
              <text:p text:style-name="P5">No, because speed and velocity are unrelated. <text:s/></text:p>
            </text:list-item>
          </text:list>
          <text:p text:style-name="P5"/>
        </text:list-item>
        <text:list-item>
          <text:p text:style-name="P5">The North American continental plate is currently drifting away from the European plate with a velocity of about 9.05 x 10<text:span text:style-name="T1">-10</text:span> m/s to the west. <text:s/>At this rate, how long will it take for North America to be 1600 meters (about 1 mile) farther away from Europe? <text:s/></text:p>
          <text:list>
            <text:list-item>
              <text:p text:style-name="P5">5.656 x 10<text:span text:style-name="T1">-10</text:span> s</text:p>
            </text:list-item>
            <text:list-item>
              <text:p text:style-name="P6">1.448 x 10<text:span text:style-name="T1">-6</text:span> s</text:p>
            </text:list-item>
            <text:list-item>
              <text:p text:style-name="P5">1.767 x 10<text:span text:style-name="T1">12</text:span> s</text:p>
            </text:list-item>
            <text:list-item>
              <text:p text:style-name="P6">There is not enough information do determine the answer to this question.</text:p>
            </text:list-item>
          </text:list>
          <text:p text:style-name="P6"/>
        </text:list-item>
        <text:list-item>
          <text:p text:style-name="P7">Cosette has been kidnapped by a group of renegade cowboys. <text:s/>They have her locked in a train car that is moving at 7 m/s to the east. <text:s/>Robert, the hero of the movie, is attempting to catch up to the train by riding a horse at 9 m/s to the east. <text:s/>If he starts 40 meters behind the train, how long will it take him to catch up?</text:p>
          <text:list>
            <text:list-item>
              <text:p text:style-name="P7">2.5 s</text:p>
            </text:list-item>
            <text:list-item>
              <text:p text:style-name="P7">4.444 s</text:p>
            </text:list-item>
            <text:list-item>
              <text:p text:style-name="P7">20 s</text:p>
            </text:list-item>
            <text:list-item>
              <text:p text:style-name="P7">127 s</text:p>
            </text:list-item>
          </text:list>
          <text:p text:style-name="P7"/>
        </text:list-item>
        <text:list-item>
          <text:p text:style-name="P8">You drive to a neighboring town at <text:span text:style-name="T4">7</text:span>0 mph, then immediately return at 40 mph. <text:s/>What is the average speed you traveled?</text:p>
          <text:list>
            <text:list-item>
              <text:p text:style-name="P9">51 mph</text:p>
            </text:list-item>
            <text:list-item>
              <text:p text:style-name="P8">5<text:span text:style-name="T4">5</text:span> mph</text:p>
            </text:list-item>
            <text:list-item>
              <text:p text:style-name="P9">59 mph</text:p>
            </text:list-item>
            <text:list-item>
              <text:p text:style-name="P9">63 mph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2a78a1"/>
    </style:style>
    <style:style style:name="MT1" style:family="text">
      <style:text-properties style:text-position="super 58%"/>
    </style:style>
    <style:style style:name="MT2" style:family="text">
      <style:text-properties officeooo:rsid="001faaa4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0"><draw:image xlink:href="Pictures/10000200000000AB000000AB21006184.png" xlink:type="simple" xlink:show="embed" xlink:actuate="onLoad"/></draw:frame><draw:frame draw:style-name="Mfr1" draw:name="graphics1" text:anchor-type="paragraph" svg:x="0.0409in" svg:y="-0.4126in" svg:width="0.75in" svg:height="0.8in" draw:z-index="9"><draw:image xlink:href="Pictures/10000201000000EF0000010090B2664D.png" xlink:type="simple" xlink:show="embed" xlink:actuate="onLoad"/></draw:frame> <text:s text:c="20"/>Name:<text:tab/><text:tab/><text:date style:data-style-name="N37" text:date-value="2017-05-09T11:50:32.939146854" text:date-adjust="PT24H00M00S">05/10/17</text:date> <text:s text:c="11"/></text:p>
      </style:header>
      <style:footer>
        <text:p text:style-name="MP1">1<text:span text:style-name="MT1">st</text:span> Nine Weeks<text:tab/><text:page-number text:select-page="current">1</text:page-number>/<text:page-count>1</text:page-count><text:tab/><text:span text:style-name="MT2">Concept Pre-Inventory</text:span> <text:variable-get text:name="Assignment" style:data-style-name="N0">2.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2:32:10.912540296</meta:creation-date>
    <meta:editing-duration>PT52M20S</meta:editing-duration>
    <meta:editing-cycles>24</meta:editing-cycles>
    <meta:generator>LibreOffice/4.3.7.2$Linux_X86_64 LibreOffice_project/430$Build-2</meta:generator>
    <meta:initial-creator>Jonas Williamson</meta:initial-creator>
    <dc:date>2017-05-09T11:50:32.829809359</dc:date>
    <meta:document-statistic meta:table-count="0" meta:image-count="2" meta:object-count="8" meta:page-count="1" meta:paragraph-count="28" meta:word-count="320" meta:character-count="1653" meta:non-whitespace-character-count="1328"/>
  </office:meta>
</office:document-meta>
</file>

<file path=Object 1/content.xml><?xml version="1.0" encoding="utf-8"?>
<math xmlns="http://www.w3.org/1998/Math/MathML" display="block">
  <semantics>
    <mrow>
      <mrow>
        <mi>d</mi>
        <mo stretchy="false">=</mo>
        <mn>1</mn>
      </mrow>
      <mi mathvariant="italic">mile</mi>
    </mrow>
    <annotation encoding="StarMath 5.0">d = 1 mile</annotation>
  </semantics>
</math>
</file>

<file path=Object 2/content.xml><?xml version="1.0" encoding="utf-8"?>
<math xmlns="http://www.w3.org/1998/Math/MathML" display="block">
  <semantics>
    <mrow>
      <mrow>
        <mover accent="true">
          <mi>d</mi>
          <mo stretchy="false">⃗</mo>
        </mover>
        <mo stretchy="false">=</mo>
        <mn>0</mn>
      </mrow>
      <mi mathvariant="italic">miles</mi>
    </mrow>
    <annotation encoding="StarMath 5.0">vec d = 0 miles</annotation>
  </semantics>
</math>
</file>

<file path=Object 3/content.xml><?xml version="1.0" encoding="utf-8"?>
<math xmlns="http://www.w3.org/1998/Math/MathML" display="block">
  <semantics>
    <mrow>
      <mrow>
        <mi>d</mi>
        <mo stretchy="false">=</mo>
        <mn>0.5</mn>
      </mrow>
      <mi mathvariant="italic">miles</mi>
    </mrow>
    <annotation encoding="StarMath 5.0">d = 0.5 miles</annotation>
  </semantics>
</math>
</file>

<file path=Object 4/content.xml><?xml version="1.0" encoding="utf-8"?>
<math xmlns="http://www.w3.org/1998/Math/MathML" display="block">
  <semantics>
    <mrow>
      <mrow>
        <mover accent="true">
          <mi>d</mi>
          <mo stretchy="false">⃗</mo>
        </mover>
        <mo stretchy="false">=</mo>
        <mn>0.5</mn>
      </mrow>
      <mi mathvariant="italic">miles</mi>
      <mi mathvariant="italic">East</mi>
    </mrow>
    <annotation encoding="StarMath 5.0">vec d = 0.5 miles East</annotation>
  </semantics>
</math>
</file>

<file path=Object 5/content.xml><?xml version="1.0" encoding="utf-8"?>
<math xmlns="http://www.w3.org/1998/Math/MathML" display="block">
  <semantics>
    <mrow>
      <mrow>
        <mi>d</mi>
        <mo stretchy="false">=</mo>
        <mn>0</mn>
      </mrow>
      <mi mathvariant="italic">miles</mi>
    </mrow>
    <annotation encoding="StarMath 5.0">d = 0 miles</annotation>
  </semantics>
</math>
</file>

<file path=Object 6/content.xml><?xml version="1.0" encoding="utf-8"?>
<math xmlns="http://www.w3.org/1998/Math/MathML" display="block">
  <semantics>
    <mrow>
      <mrow>
        <mover accent="true">
          <mi>d</mi>
          <mo stretchy="false">⃗</mo>
        </mover>
        <mo stretchy="false">=</mo>
        <mn>0</mn>
      </mrow>
      <mi mathvariant="italic">miles</mi>
    </mrow>
    <annotation encoding="StarMath 5.0">vec d = 0 miles</annotation>
  </semantics>
</math>
</file>

<file path=Object 7/content.xml><?xml version="1.0" encoding="utf-8"?>
<math xmlns="http://www.w3.org/1998/Math/MathML" display="block">
  <semantics>
    <mrow>
      <mrow>
        <mi>d</mi>
        <mo stretchy="false">=</mo>
        <mn>1</mn>
      </mrow>
      <mi mathvariant="italic">mile</mi>
    </mrow>
    <annotation encoding="StarMath 5.0">d = 1 mile</annotation>
  </semantics>
</math>
</file>

<file path=Object 8/content.xml><?xml version="1.0" encoding="utf-8"?>
<math xmlns="http://www.w3.org/1998/Math/MathML" display="block">
  <semantics>
    <mrow>
      <mrow>
        <mover accent="true">
          <mi>d</mi>
          <mo stretchy="false">⃗</mo>
        </mover>
        <mo stretchy="false">=</mo>
        <mn>1</mn>
      </mrow>
      <mi mathvariant="italic">miles</mi>
      <mi mathvariant="italic">East</mi>
    </mrow>
    <annotation encoding="StarMath 5.0">vec d = 1 miles East</annotation>
  </semantics>
</math>
</file>